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fo:font-size="11pt" style:font-size-asian="11pt" style:font-size-complex="11pt"/>
    </style:style>
    <style:style style:name="P2" style:family="paragraph" style:parent-style-name="Standard">
      <style:text-properties style:font-name="FreeSans"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FreeSans" fo:font-size="11pt" fo:font-weight="bold" style:font-size-asian="11pt" style:font-weight-asian="bold" style:font-size-complex="11pt" style:font-weight-complex="bold"/>
    </style:style>
    <style:style style:name="P4" style:family="paragraph" style:parent-style-name="Standard">
      <style:paragraph-properties fo:margin-left="1.251cm" fo:margin-right="0cm" fo:text-indent="0cm" style:auto-text-indent="false"/>
      <style:text-properties style:font-name="FreeSans" fo:font-size="11pt" style:font-size-asian="11pt" style:font-size-complex="11pt"/>
    </style:style>
    <style:style style:name="P5" style:family="paragraph" style:parent-style-name="Standard">
      <style:paragraph-properties fo:break-before="page"/>
      <style:text-properties style:font-name="FreeSans" fo:font-size="11pt" fo:font-weight="bold" style:font-size-asian="11pt" style:font-weight-asian="bold" style:font-size-complex="11pt" style:font-weight-complex="bold"/>
    </style:style>
    <style:style style:name="P6" style:family="paragraph" style:parent-style-name="Standard">
      <style:paragraph-properties fo:break-before="page"/>
      <style:text-properties style:font-name="FreeSans" fo:font-size="11pt" style:font-size-asian="11pt" style:font-size-complex="11pt"/>
    </style:style>
    <style:style style:name="P7" style:family="paragraph" style:parent-style-name="Standard">
      <style:paragraph-properties fo:margin-left="2.501cm" fo:margin-right="0cm" fo:text-indent="0cm" style:auto-text-indent="false"/>
      <style:text-properties style:font-name="FreeSans" fo:font-size="11pt" style:font-size-asian="11pt" style:font-size-complex="11pt"/>
    </style:style>
    <style:style style:name="P8" style:family="paragraph" style:parent-style-name="Standard">
      <style:paragraph-properties fo:margin-left="3.752cm" fo:margin-right="0cm" fo:text-indent="0cm" style:auto-text-indent="false"/>
      <style:text-properties style:font-name="FreeSans" fo:font-size="11pt" style:font-size-asian="11pt" style:font-size-complex="11pt"/>
    </style:style>
    <style:style style:name="P9" style:family="paragraph" style:parent-style-name="Standard">
      <style:paragraph-properties fo:margin-left="0cm" fo:margin-right="0cm" fo:text-indent="0cm" style:auto-text-indent="false"/>
      <style:text-properties style:font-name="FreeSans" fo:font-size="11pt" fo:font-weight="bold" style:font-size-asian="11pt" style:font-weight-asian="bold" style:font-size-complex="11pt" style:font-weight-complex="bold"/>
    </style:style>
    <style:style style:name="P10" style:family="paragraph" style:parent-style-name="Standard">
      <style:paragraph-properties fo:margin-left="0cm" fo:margin-right="0cm" fo:text-indent="0cm" style:auto-text-indent="false"/>
      <style:text-properties style:font-name="FreeSans" fo:font-size="11pt" style:font-size-asian="11pt" style:font-size-complex="11pt"/>
    </style:style>
    <style:style style:name="P11" style:family="paragraph" style:parent-style-name="Standard">
      <style:paragraph-properties fo:margin-left="1.251cm" fo:margin-right="0cm" fo:text-indent="0cm" style:auto-text-indent="false"/>
      <style:text-properties style:font-name="FreeSans" fo:font-size="11pt" style:font-size-asian="11pt" style:font-size-complex="11pt"/>
    </style:style>
    <style:style style:name="P12" style:family="paragraph" style:parent-style-name="Standard">
      <style:paragraph-properties fo:margin-left="0cm" fo:margin-right="0cm" fo:text-indent="0cm" style:auto-text-indent="false"/>
      <style:text-properties style:font-name="FreeSans" fo:font-size="11pt" style:font-size-asian="11pt" style:font-size-complex="11pt"/>
    </style:style>
    <style:style style:name="P13" style:family="paragraph" style:parent-style-name="Standard">
      <style:paragraph-properties fo:margin-left="2.501cm" fo:margin-right="0cm" fo:text-indent="0cm" style:auto-text-indent="false"/>
      <style:text-properties style:font-name="FreeSans" fo:font-size="11pt" style:font-size-asian="11pt" style:font-size-complex="11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4">•<text:tab/>First come, first served! <text:s text:c="2"/></text:p>
      <text:p text:style-name="P4">•<text:tab/>Fork the final project on GitHub, clone to your directory, and control it with git</text:p>
      <text:p text:style-name="P4">(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4">•<text:tab/>Note that although you can expect some help from your teammates during collaboration, your INITIAL answer should reflect that you are the main person responsible for these answers.</text:p>
      <text:p text:style-name="P4">•<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4">•<text:tab/>Record this meeting in a Hangout. List the link in both Pivotal Tracker and GitHub.</text:p>
      <text:p text:style-name="P4">•<text:tab/>Update/reword your answers as necessary and merge them to GitHub.</text:p>
      <text:p text:style-name="P4">•<text:tab/>List the collaborators for each question in both pivotal tracker and your exam doc.</text:p>
      <text:p text:style-name="P4">•<text:tab/>When all of the answers are complete and updated, press DELIVER on Pivotal Tracker, and make sure you've pushed to and made them available on GitHub for review.</text:p>
      <text:p text:style-name="P4">•<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4">•<text:tab/>Your best opportunity for this will be at the scheduled final on Wednesday, May 13 from 3:15-5:15PM.</text:p>
      <text:p text:style-name="P4">•<text:tab/>The BU Deal$ team will review the Democratic Initiative team answers and vice versa.</text:p>
      <text:p text:style-name="P4">•<text:tab/>The BU Bus App team will review the NoticeIt! team answers and vice versa.</text:p>
      <text:p text:style-name="P4">•<text:tab/>Answers to be reviewed must have been made available on GitHub as per #3 above.</text:p>
      <text:p text:style-name="P4">•<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4">•<text:tab/>Press ACCEPT on Pivotal Tracker after review has been written up and pushed to GitHub.</text:p>
      <text:p text:style-name="P4">•<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4">•<text:tab/>You must give a clear reason for doing so, you must clearly mark your changes, and your modifications must serve a real purpose that makes a genuine and significant contribution to the answer (i.e., does not serve as mere window-dressing on your part). </text:p>
      <text:p text:style-name="P4">•<text:tab/>You must also note your refactoring of the question on a Pivotal Tracker Activity entry. <text:s/></text:p>
      <text:p text:style-name="P4">•<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1"> </text:p>
      <text:p text:style-name="P2"/>
      <text:p text:style-name="P5">Grading</text:p>
      <text:p text:style-name="P1">1.<text:tab/>Each question will be graded on a 100 point scale, then the scores for all questions will be averaged:</text:p>
      <text:p text:style-name="P4">o<text:tab/>Twenty points for spelling, grammar, format and general structure.</text:p>
      <text:p text:style-name="P4">o<text:tab/>Twenty points for correctness and precision.</text:p>
      <text:p text:style-name="P4">o<text:tab/>Twenty points for completeness.</text:p>
      <text:p text:style-name="P4">o<text:tab/>Twenty points for clarity.</text:p>
      <text:p text:style-name="P4">o<text:tab/>Twenty points for overall quality: <text:s/>your writing style should be persuasive and capture the interest of the reader, any accompanying drawings or illustrations should be properly rendered.</text:p>
      <text:p text:style-name="P4">o<text:tab/>Submit thoughtful and carefully reasoned answers, NOT canned, generic responses gleaned from google or Wikipedia!</text:p>
      <text:p text:style-name="P1">2.<text:tab/>Each student will be graded on a 100+ point scale</text:p>
      <text:p text:style-name="P4">o<text:tab/>40 points for answering two questions <text:s/>(20% of each question's score).</text:p>
      <text:p text:style-name="P4">o<text:tab/>10 points for answering last question (if complete, answer doesn't matter).</text:p>
      <text:p text:style-name="P4">o<text:tab/>20 points for significant collaborative contributions to teammates – include link to Hangout (weighted average of the score for each question on which you collaborate).</text:p>
      <text:p text:style-name="P4">o<text:tab/>20 points for substantial review of other team's answers – include link to Hangout <text:s/>(weighted average of the score for each question reviewed).</text:p>
      <text:p text:style-name="P4">o<text:tab/>5 points for proper management of and communication on Pivotal Tracker</text:p>
      <text:p text:style-name="P4">o<text:tab/>5 points for proper interactions with GitHub</text:p>
      <text:p text:style-name="P4">o<text:tab/>-1 point for EACH significant defect identified and updated during review of team's answers (i.e., your questions and those on which you collaborated).</text:p>
      <text:p text:style-name="P4">o<text:tab/>+2.5 points for any significant refactors you can perform on someone else's question (step 5 above)</text:p>
      <text:p text:style-name="P4">o<text:tab/>-2.5 points for any significant refactors performed on YOUR question (step 5 above)</text:p>
      <text:p text:style-name="P1">3.<text:tab/>Your final grade will be the average of the Class Performance grade (#1) and your individual contribution grade (#2)</text:p>
      <text:p text:style-name="P1"> </text:p>
      <text:p text:style-name="P2"/>
      <text:p text:style-name="P6"><text:span text:style-name="T1">Answer Template</text:span> (Insert after <text:span text:style-name="T2">each</text:span> question BEFORE answering):</text:p>
      <text:p text:style-name="P1"/>
      <text:p text:style-name="P10">ANS. &lt;Question #&gt;: <text:s/></text:p>
      <text:p text:style-name="P4">Pivotal Tracker URL: <text:s/>&lt;Pivotal Tracer URL&gt;</text:p>
      <text:p text:style-name="P4">Owner Name: <text:s/>&lt;Owner Name&gt;</text:p>
      <text:p text:style-name="P4">Initial Answer:</text:p>
      <text:p text:style-name="P7">&lt;Initial Answer&gt;</text:p>
      <text:p text:style-name="P7">&lt;References&gt;</text:p>
      <text:p text:style-name="P7"/>
      <text:p text:style-name="P4">Collaborators: <text:s/>&lt;Collaborator names&gt;</text:p>
      <text:p text:style-name="P4">Collaborator URL: <text:s/>&lt;Hangout on Air URL&gt;</text:p>
      <text:p text:style-name="P4">Collaborator Comments:</text:p>
      <text:p text:style-name="P7">&lt;Comment, Name&gt;<text:line-break/>&lt;Comment, Name&gt; <text:s/>&lt;etc.&gt;</text:p>
      <text:p text:style-name="P4">Updated Answer:</text:p>
      <text:p text:style-name="P7">&lt;Updated Answer&gt;</text:p>
      <text:p text:style-name="P7">&lt;Additional References&gt;</text:p>
      <text:p text:style-name="P7"/>
      <text:p text:style-name="P4">Reviewer: <text:s/>&lt;Reviewer Names&gt;</text:p>
      <text:p text:style-name="P4">Review URL: <text:s/>&lt;Hangout on Air URL&gt;</text:p>
      <text:p text:style-name="P4">Reviewer Comments:</text:p>
      <text:p text:style-name="P7">&lt;Comment, Name&gt;</text:p>
      <text:p text:style-name="P7">&lt;Comment, Name&gt; <text:s/>&lt;etc.&gt;</text:p>
      <text:p text:style-name="P4">Updated Answer:</text:p>
      <text:p text:style-name="P7">&lt;Updated Answer&gt;</text:p>
      <text:p text:style-name="P7">&lt;Additional References&gt;</text:p>
      <text:p text:style-name="P7"/>
      <text:p text:style-name="P4">Refactors:</text:p>
      <text:p text:style-name="P7">&lt;Comment, Name&gt;</text:p>
      <text:p text:style-name="P7">&lt;Updated Answer&gt;</text:p>
      <text:p text:style-name="P7">&lt;Additional References&gt;</text:p>
      <text:p text:style-name="P7"/>
      <text:p text:style-name="P7">&lt;Comment, Name&gt;</text:p>
      <text:p text:style-name="P7">&lt;Updated Answer&gt;</text:p>
      <text:p text:style-name="P7">&lt;Additional References&gt; &lt;for each refactor&gt;</text:p>
      <text:p text:style-name="P7"/>
      <text:p text:style-name="P7"/>
      <text:p text:style-name="P9">Note that I have inserted the template already for Question 1.<text:line-break/>Fill in the designated areas as appropriate, delete any parts that don't apply, and keep the formatting intact</text:p>
      <text:p text:style-name="P5">QUESTIONS</text:p>
      <text:p text:style-name="P1">1.<text:tab/>Note that the ACM/IEEE Code of Ethics and Professional Practice is provided in Appendix A of this document. <text:s/>With respect to Therac-25, the Ariane 5 rocket and the FBI Virtual Case File</text:p>
      <text:p text:style-name="P4">a.<text:tab/>Describe what happened.</text:p>
      <text:p text:style-name="P4">b.<text:tab/>Describe the causes leading up to a.</text:p>
      <text:p text:style-name="P4">c.<text:tab/>Describe how a. could have been prevented.</text:p>
      <text:p text:style-name="P4">d.<text:tab/>Discuss which ACM/IEEE Code of Ethics and Professional Practice principles were violated in each of the above projects.</text:p>
      <text:p text:style-name="P4">e.<text:tab/>How can we ensure that developers, managers and clients adhere to these principles, and that violators are disciplined?</text:p>
      <text:p text:style-name="P4">f.<text:tab/>Does following the Agile process model make it more or less likely that violations of the above principles will occur?</text:p>
      <text:p text:style-name="P10">ANS. 1: <text:s/></text:p>
      <text:p text:style-name="P4">Pivotal Tracker URL: <text:s/>&lt;Pivotal Tracer URL&gt;</text:p>
      <text:p text:style-name="P4">Owner Name: <text:s/>&lt;Owner Name&gt;</text:p>
      <text:p text:style-name="P4">Initial Answer:</text:p>
      <text:p text:style-name="P7">&lt;Initial Answer&gt;</text:p>
      <text:p text:style-name="P7">&lt;References&gt;</text:p>
      <text:p text:style-name="P7"/>
      <text:p text:style-name="P4">Collaborators: <text:s/>&lt;Collaborator names&gt;</text:p>
      <text:p text:style-name="P4">Collaborator URL: <text:s/>&lt;Hangout on Air URL&gt;</text:p>
      <text:p text:style-name="P4">Collaborator Comments:</text:p>
      <text:p text:style-name="P7">&lt;Comment, Name&gt;<text:line-break/>&lt;Comment, Name&gt; <text:s/>&lt;etc.&gt;</text:p>
      <text:p text:style-name="P4">Updated Answer:</text:p>
      <text:p text:style-name="P7">&lt;Updated Answer&gt;</text:p>
      <text:p text:style-name="P7">&lt;Additional References&gt;</text:p>
      <text:p text:style-name="P7"/>
      <text:p text:style-name="P4">Reviewer: <text:s/>&lt;Reviewer Names&gt;</text:p>
      <text:p text:style-name="P4">Review URL: <text:s/>&lt;Hangout on Air URL&gt;</text:p>
      <text:p text:style-name="P4">Reviewer Comments:</text:p>
      <text:p text:style-name="P7">&lt;Comment, Name&gt;</text:p>
      <text:p text:style-name="P7">&lt;Comment, Name&gt; <text:s/>&lt;etc.&gt;</text:p>
      <text:p text:style-name="P4">Updated Answer:</text:p>
      <text:p text:style-name="P7">&lt;Updated Answer&gt;</text:p>
      <text:p text:style-name="P7">&lt;Additional References&gt;</text:p>
      <text:p text:style-name="P7"/>
      <text:p text:style-name="P4">Refactors:</text:p>
      <text:p text:style-name="P7">&lt;Comment, Name&gt;</text:p>
      <text:p text:style-name="P7">&lt;Updated Answer&gt;</text:p>
      <text:p text:style-name="P7">&lt;Additional References&gt;</text:p>
      <text:p text:style-name="P7"/>
      <text:p text:style-name="P7">&lt;Comment, Name&gt;</text:p>
      <text:p text:style-name="P7">&lt;Updated Answer&gt;</text:p>
      <text:p text:style-name="P7">&lt;Additional References&gt; &lt;for each refactor&gt;</text:p>
      <text:p text:style-name="P1">2.<text:tab/>Answer the following:</text:p>
      <text:p text:style-name="P4">a.<text:tab/>What is Software Engineering? <text:s/></text:p>
      <text:p text:style-name="P4"><text:soft-page-break/>b.<text:tab/>Describe when, where and how it came into being.</text:p>
      <text:p text:style-name="P4">c.<text:tab/>Discuss its evolution with respect to the various process models discussed in class (i.e., what new idea or strategy did each introduce).</text:p>
      <text:p text:style-name="P4">d.<text:tab/>Compare and contrast it to Computer Science in general.</text:p>
      <text:p text:style-name="P1">3.<text:tab/>Answer the following questions with respect to Software Engineering process models (illustrate as necessary):</text:p>
      <text:p text:style-name="P4">a.<text:tab/>Describe, compare and contrast the Waterfall and the V process models.</text:p>
      <text:p text:style-name="P4">b.<text:tab/>Describe, compare and contrast the two kinds of Prototype process models.</text:p>
      <text:p text:style-name="P4">c.<text:tab/>Describe, compare and contrast the Phased Incremental and Phased Iterative process models.</text:p>
      <text:p text:style-name="P4">d.<text:tab/>Discuss any connections between these process models and the Agile process model.</text:p>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4">a.<text:tab/>What are the major features of the process model (Describe its phases, etc.)?</text:p>
      <text:p text:style-name="P4">b.<text:tab/>When would you recommend using this process model and why?</text:p>
      <text:p text:style-name="P4">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4">a.<text:tab/>Initial</text:p>
      <text:p text:style-name="P4">b.<text:tab/>Repeatable</text:p>
      <text:p text:style-name="P4">c.<text:tab/>Defined</text:p>
      <text:p text:style-name="P4">d.<text:tab/>Managed</text:p>
      <text:p text:style-name="P4">e.<text:tab/>Optimizing</text:p>
      <text:p text:style-name="P1">6.<text:tab/>Kent Beck, one of the original signers of the Agile Manifesto, is the founder of Extreme Programming, one of the most widely practiced 'flavors' of Agile process development.</text:p>
      <text:p text:style-name="P4">a.<text:tab/>Why is it called 'Extreme' programming? <text:s/></text:p>
      <text:p text:style-name="P4">b.<text:tab/>How does it relate to the best practices of Plan and Document (i.e., 'traditional') Software Engineering?</text:p>
      <text:p text:style-name="P4">c.<text:tab/>Describe the (current) thirteen practices of Extreme Programming.</text:p>
      <text:p text:style-name="P4">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8.<text:tab/>Answer the following with respect to PivotalTracker:</text:p>
      <text:p text:style-name="P4">a.<text:tab/>Describe the typical lifecycle of a fictitious user story from Start to Acceptance. <text:s/></text:p>
      <text:p text:style-name="P4">b.<text:tab/>Explain the meaning of each entry and describe its usage (including estimation, requestor, owner, activity, etc.). <text:s/></text:p>
      <text:p text:style-name="P4">c.<text:tab/>Discuss its role in project communication.</text:p>
      <text:p text:style-name="P1">9.<text:tab/>Answer the following with respect to Google Hangouts On Air </text:p>
      <text:p text:style-name="P4">a.<text:tab/>Explain how to get started with Google Hangouts On Air.</text:p>
      <text:p text:style-name="P4">b.<text:tab/>Explain how to set up a Google Hangout online meeting. <text:s/></text:p>
      <text:p text:style-name="P4">c.<text:tab/>Discuss common audio problems (such as background noise, echo and squealing) when doing a Hangout On Air and what can be done to alleviate them.</text:p>
      <text:p text:style-name="P4"><text:soft-page-break/>d.<text:tab/>What, if anything, can you do if you want to join a hangout but the maximum number of people have already joined?</text:p>
      <text:p text:style-name="P1">10.<text:tab/>With respect to pair programming:</text:p>
      <text:p text:style-name="P4">a.<text:tab/>What is it? Explain in detail how it is practiced.</text:p>
      <text:p text:style-name="P4">b.<text:tab/>What are its advantages?</text:p>
      <text:p text:style-name="P4">c.<text:tab/>What are its disadvantages?</text:p>
      <text:p text:style-name="P4">d.<text:tab/>What is promiscuous pairing? <text:s/>Should you do it and why?</text:p>
      <text:p text:style-name="P4">e.<text:tab/>Discuss the following statement by Fred Brooks: <text:s/>"You cannot win if your team loses, and you cannot fail if your team wins."</text:p>
      <text:p text:style-name="P1">11.<text:tab/>Explain each of the following Software Engineering productivity mechanisms and discuss two examples of each: </text:p>
      <text:p text:style-name="P4">a.<text:tab/>Clarity via conciseness</text:p>
      <text:p text:style-name="P4">b.<text:tab/>Synthesis</text:p>
      <text:p text:style-name="P4">c.<text:tab/>Reuse</text:p>
      <text:p text:style-name="P4">d.<text:tab/>Automation via Tools</text:p>
      <text:p text:style-name="P1">12.<text:tab/>Answer the following:</text:p>
      <text:p text:style-name="P4">a.<text:tab/>Define ASP and explain why it failed.</text:p>
      <text:p text:style-name="P4">b.<text:tab/>Define SaaS.</text:p>
      <text:p text:style-name="P4">c.<text:tab/>Define SOA.</text:p>
      <text:p text:style-name="P4">d.<text:tab/>Define Cloud Computing.</text:p>
      <text:p text:style-name="P4">e.<text:tab/>Describe the relationships among each of the above.</text:p>
      <text:p text:style-name="P4">f.<text:tab/>Why has SaaS become so successful?</text:p>
      <text:p text:style-name="P1">13.<text:tab/>For each of <text:s/>the following workstyles: <text:s/>Rational Extrovert, Rational Introvert, Intuitive Extrovert and Intuitive Introvert:</text:p>
      <text:p text:style-name="P4">a.<text:tab/>Describe the typical characteristics of each.</text:p>
      <text:p text:style-name="P4">b.<text:tab/>Describe how they would typically interact/communicate with others.</text:p>
      <text:p text:style-name="P4">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4">a.<text:tab/>at the client-server layer.</text:p>
      <text:p text:style-name="P4">b.<text:tab/>at the three-tier shared nothing layer.</text:p>
      <text:p text:style-name="P4">c.<text:tab/>at the model-view-controller layer within the application tier.</text:p>
      <text:p text:style-name="P4">d.<text:tab/>at the software implementation layer within the model-view-controller layer.</text:p>
      <text:p text:style-name="P1">15.<text:tab/>Pipes-and-Filters, Client-Server, Peer-to-Peer and Layered are some of the major architectural styles used today.</text:p>
      <text:p text:style-name="P4">a.<text:tab/>Define each (illustrate as necessary).</text:p>
      <text:p text:style-name="P4">b.<text:tab/>Provide an example of where/how each would typically be used.</text:p>
      <text:p text:style-name="P4">c.<text:tab/>Discuss the advantages and disadvantages of each.</text:p>
      <text:p text:style-name="P1">16.<text:tab/>Answer the following:</text:p>
      <text:p text:style-name="P4">a.<text:tab/>Define and describe the protocols on which HTTP is dependent.</text:p>
      <text:p text:style-name="P4">b.<text:tab/>What is the significance of the IP address 127.0.0.1?</text:p>
      <text:p text:style-name="P4">c.<text:tab/>What is a port and how/why is it used? <text:s/>What port is used by Web servers?</text:p>
      <text:p text:style-name="P4">d.<text:tab/>Explain what a URI is and describe in detail its basic structure.</text:p>
      <text:p text:style-name="P4"><text:soft-page-break/>e.<text:tab/>Define and describe DNS. <text:s/>Would it be possible to make an internet connection without it?</text:p>
      <text:p text:style-name="P4">f.<text:tab/>Explain how HTTP is a 'stateless protocol'. <text:s/>If this is so, how can a server know that two different requests are actually from the same user?</text:p>
      <text:p text:style-name="P1">17.<text:tab/>Answer the following: </text:p>
      <text:p text:style-name="P4">a.<text:tab/>Describe each of the four different HTTP methods and explain when/how they are used.</text:p>
      <text:p text:style-name="P4">b.<text:tab/>What is REST and how is it implemented? </text:p>
      <text:p text:style-name="P4">c.<text:tab/>Why is REST such an important organizing principle in Web applications?</text:p>
      <text:p text:style-name="P4">d.<text:tab/>How are the HTML tag attributes id and class used?</text:p>
      <text:p text:style-name="P4">e.<text:tab/>How are CSS selectors used?</text:p>
      <text:p text:style-name="P1">18.<text:tab/>The three pillars of Ruby are: <text:s/>Everything is an object, every operation is a method call . . . , and all programming is metaprogramming.</text:p>
      <text:p text:style-name="P4">a.<text:tab/>Define and explain each of these.</text:p>
      <text:p text:style-name="P4">b.<text:tab/>Provide two examples of each.</text:p>
      <text:p text:style-name="P4">c.<text:tab/>Define and discuss 'duck typing' and its relationship to mix-ins.</text:p>
      <text:p text:style-name="P1">19.<text:tab/>Answer the following with respect to the Ruby language:</text:p>
      <text:p text:style-name="P4">a.<text:tab/>Do objects have types? <text:s/>Do the variables that point to objects have types?</text:p>
      <text:p text:style-name="P4">b.<text:tab/>What is the difference between the variable @name and the variable @@name?</text:p>
      <text:p text:style-name="P4">c.<text:tab/>What happens when a method is invoked on an object, but the method cannot be found in the receiver's class?</text:p>
      <text:p text:style-name="P4">d.<text:tab/>What iterator method is available to all collection-like Ruby classes?</text:p>
      <text:p text:style-name="P4">e.<text:tab/>Define and discuss the scoping rules for local variables.</text:p>
      <text:p text:style-name="P4">f.<text:tab/>Define and discuss 'poetry' mode.</text:p>
      <text:p text:style-name="P4">g.<text:tab/>Define and discuss closures.</text:p>
      <text:p text:style-name="P4">h.<text:tab/>Explain the purpose of the yield statement.</text:p>
      <text:p text:style-name="P1">20.<text:tab/>Answer the following:</text:p>
      <text:p text:style-name="P4">a.<text:tab/>Define framework and explain its benefits.</text:p>
      <text:p text:style-name="P4">b.<text:tab/>Is a framework the same or different from a toolkit? <text:s/>Explain.</text:p>
      <text:p text:style-name="P4">c.<text:tab/>How is an architecture or design pattern related to a framework?</text:p>
      <text:p text:style-name="P4">d.<text:tab/>Discuss convention over configuration with respect to the Rails framework.</text:p>
      <text:p text:style-name="P4">e.<text:tab/>In Rails, how does a redirect work, and when should it be used?</text:p>
      <text:p text:style-name="P4">f.<text:tab/>Describe the 'flash', and explain when and how it is used.</text:p>
      <text:p text:style-name="P4">g.<text:tab/>Describe the session hash, and explain when and how it is used.</text:p>
      <text:p text:style-name="P1">21.<text:tab/>Answer the following with respect to scheduling:</text:p>
      <text:p text:style-name="P4">a.<text:tab/>Describe what a PERT chart is, what it shows and what its limitations are (draw illustrations).</text:p>
      <text:p text:style-name="P4">b.<text:tab/>Describe what a Gantt chart is, its similarities to a PERT chart and its differences (draw illustrations).</text:p>
      <text:p text:style-name="P4">c.<text:tab/>Discuss how scheduling is handled in an Agile project.</text:p>
      <text:p text:style-name="P1">22.<text:tab/>Explain the following with respect to effort estimation</text:p>
      <text:p text:style-name="P4">a.<text:tab/>Describe (in general: <text:s/>categorize) the techniques employed in a Plan and Document project.</text:p>
      <text:p text:style-name="P4">b.<text:tab/>Describe how the objectives of Plan and Document estimation differ from those of Agile estimation.</text:p>
      <text:p text:style-name="P4">c.<text:tab/>Describe how Planning Poker is used to estimate a user story.</text:p>
      <text:p text:style-name="P4">d.<text:tab/>How is Planning Poker similar to/different from the way tasks are estimated on AgileVentures?</text:p>
      <text:p text:style-name="P1">23.<text:tab/>Answer the following:</text:p>
      <text:p text:style-name="P4">a.<text:tab/>Define and describe the SMART guidelines for user stories.</text:p>
      <text:p text:style-name="P4">b.<text:tab/>Show and explain the proper format for a user story as developed by Connextra.</text:p>
      <text:p text:style-name="P4">c.<text:tab/>What is a storyboard and what is its relationship to a Lo-Fi User Interface sketch?</text:p>
      <text:p text:style-name="P4"><text:soft-page-break/>d.<text:tab/>Explain what is meant by 'Code Smells'.</text:p>
      <text:p text:style-name="P4">e.<text:tab/>Describe and explain the SOFA guidelines for creating a well-written method.</text:p>
      <text:p text:style-name="P1">24.<text:tab/>Answer the following:</text:p>
      <text:p text:style-name="P4">a.<text:tab/>What is BDD and what is its purpose?</text:p>
      <text:p text:style-name="P4">b.<text:tab/>What tool do we use to transform user stories into acceptance and integration tests?</text:p>
      <text:p text:style-name="P4">c.<text:tab/>What tool do we use to simulate the user interacting with the browser to perform steps of a scenario?</text:p>
      <text:p text:style-name="P4">d.<text:tab/>Define and explain the difference between validation and verification</text:p>
      <text:p text:style-name="P4">e.<text:tab/>Explain what is meant by regression testing and its relationship to cycling.</text:p>
      <text:p text:style-name="P4">f.<text:tab/>Define and explain the use of stubs and drivers for testing in the context of Plan and Document testing methods.</text:p>
      <text:p text:style-name="P4">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4">a.<text:tab/>Show the available regular expression steps from web_steps.rb that could be used to match the steps in the feature, and explain how they match the feature step (i.e., explain how the regular expression is constructed).</text:p>
      <text:p text:style-name="P4">b.<text:tab/>Show the additional regular expression steps in ruby that would have to be added, and explain how they would match.</text:p>
      <text:p text:style-name="P1">26.<text:tab/>Answer the following:</text:p>
      <text:p text:style-name="P4">a.<text:tab/>Define and explain the meaning of FIRST.</text:p>
      <text:p text:style-name="P4">b.<text:tab/>Describe and explain what is meant by TDD aka Red-Green-Refactor?</text:p>
      <text:p text:style-name="P4">c.<text:tab/>Define and describe RSpec and explain what it does.</text:p>
      <text:p text:style-name="P4">d.<text:tab/>Explain what code coverage means and discuss the various ways in which it can be measured.</text:p>
      <text:p text:style-name="P4">e.<text:tab/>Explain what is meant by the following Plan and Document testing methods: <text:s/>black box, white, grey box, mutation and fuzz.</text:p>
      <text:p text:style-name="P4">f.<text:tab/>Define exhaustive testing and explain how it can be implemented (or not).</text:p>
      <text:p text:style-name="P1">27.<text:tab/>Answer the following with respect to RSpec:</text:p>
      <text:p text:style-name="P4">a.<text:tab/>What is an expectation and how is it implemented?</text:p>
      <text:p text:style-name="P4">b.<text:tab/>What is a matcher? <text:s/>Give two examples of built in matchers.</text:p>
      <text:p text:style-name="P4">c.<text:tab/>Define and describe seam and explain how it is used.</text:p>
      <text:p text:style-name="P4">d.<text:tab/>Define and describe mock and explain how it is used.</text:p>
      <text:p text:style-name="P4">e.<text:tab/>Define and describe stub and explain how it is used.</text:p>
      <text:p text:style-name="P4">f.<text:tab/>Why is it so important to completely isolate the unit under test?</text:p>
      <text:p text:style-name="P4">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4">a.<text:tab/>Describe the activity for which this methodology is named that is performed daily by Scrum team members</text:p>
      <text:p text:style-name="P4">b.<text:tab/>Define and describe a sprint. <text:s/>What does is correspond to in the Extreme Programming process model?</text:p>
      <text:p text:style-name="P4">c.<text:tab/>Define and describe Scrum master.</text:p>
      <text:p text:style-name="P4">d.<text:tab/>Define and describe Product Owner.</text:p>
      <text:p text:style-name="P4">e.<text:tab/>Define and describe a Two-Pizza team, and discuss the pros and cons of its suggested size.</text:p>
      <text:p text:style-name="P1">30.<text:tab/>Answer the following with respect to version control:</text:p>
      <text:p text:style-name="P4"><text:soft-page-break/>a.<text:tab/>Define and describe the fork-and-pull management model.</text:p>
      <text:p text:style-name="P4">b.<text:tab/>Should this scheme be used for public repositories? <text:s/>for remote collaboration?</text:p>
      <text:p text:style-name="P4">c.<text:tab/>Define and describe a branch and explain what it is used for.</text:p>
      <text:p text:style-name="P4">d.<text:tab/>Define and describe a crisscross merge.</text:p>
      <text:p text:style-name="P4">e.<text:tab/>If you attempt a push and it fails with an error message, does this always mean that there is a merge conflict between your repo's version of some file and the origin repo's version of it?</text:p>
      <text:p text:style-name="P1">31.<text:tab/>Answer the following:</text:p>
      <text:p text:style-name="P4">a.<text:tab/>Define and describe the five R's of bug fixing.</text:p>
      <text:p text:style-name="P4">b.<text:tab/>Define and describe Intel's policy of 'constructive confrontation'.</text:p>
      <text:p text:style-name="P4">c.<text:tab/>Explain what is meant by 'disagree and commit'.</text:p>
      <text:p text:style-name="P4">d.<text:tab/>Describe the goals and characteristics of a design review.</text:p>
      <text:p text:style-name="P4">e.<text:tab/>Describe the goals and characteristics of a code review.</text:p>
      <text:p text:style-name="P4">f.<text:tab/>What is the purpose of collecting project metrics? <text:s/>Name at least two commonly gathered metrics.</text:p>
      <text:p text:style-name="P4">g.<text:tab/>Describe the goals and characteristics of a project post mortem and explain its importance.</text:p>
      <text:p text:style-name="P1">32.<text:tab/>Some Plan and Document process models employ Formal Methods. <text:s/>The Cleanroom process model, described in Appendix C is one of these.</text:p>
      <text:p text:style-name="P4">a.<text:tab/>What would be the advantages or disadvantages of replacing unit testing with inspection and formal verification (is it practical? <text:s/>would it be sufficiently accurate?)</text:p>
      <text:p text:style-name="P4">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4">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4">a.<text:tab/>Draw and label a flow graph for the given method.</text:p>
      <text:p text:style-name="P4">b.<text:tab/>Determine the following with respect to the flow graph: <text:s/>number of regions, number of predicates, number of nodes and number of edges.</text:p>
      <text:p text:style-name="P4">c.<text:tab/>Compute the Cyclomatic Complexity for the given method and show how it is derived by three separate methods.</text:p>
      <text:p text:style-name="P4">d.<text:tab/>Derive and list the basis paths set for the given method.</text:p>
      <text:p text:style-name="P4">e.<text:tab/>Explain how this information can be used when designing unit tests for the given method.</text:p>
      <text:p text:style-name="P1">34.<text:tab/>Answer the following:</text:p>
      <text:p text:style-name="P4">a.<text:tab/>Define and describe a partial, and explain how to use it.</text:p>
      <text:p text:style-name="P4">b.<text:tab/>Define and describe advice and provide an example of it.</text:p>
      <text:p text:style-name="P4">c.<text:tab/>Can advice change the flow of execution in a Rails application? <text:s/>Give examples.</text:p>
      <text:p text:style-name="P4">d.<text:tab/>Define and describe a join point.</text:p>
      <text:p text:style-name="P4">e.<text:tab/>Define and describe pointcut, and explain how it is related to join points.</text:p>
      <text:p text:style-name="P4">f.<text:tab/>Define and describe AOP and explain what makes up an aspect.</text:p>
      <text:p text:style-name="P4">g.<text:tab/>What are the advantages and disadvantages of using AOP?</text:p>
      <text:p text:style-name="P1">35.<text:tab/>Answer the following:</text:p>
      <text:p text:style-name="P4">a.<text:tab/>Explain the difference between authentication and authorization.</text:p>
      <text:p text:style-name="P4">b.<text:tab/>What is the relationship between third-part authentication and single sign-on?</text:p>
      <text:p text:style-name="P4">c.<text:tab/>Give an example of an authorization provider.</text:p>
      <text:p text:style-name="P4">d.<text:tab/>What would you use to cleanly indicate that a user has been authenticated in a Rails app?</text:p>
      <text:p text:style-name="P4"><text:soft-page-break/>e.<text:tab/>How can you identify model attributes that should be excluded from mass assignment?</text:p>
      <text:p text:style-name="P4">f.<text:tab/>What is an association, and what kinds of associations are possible among application entities?</text:p>
      <text:p text:style-name="P4">g.<text:tab/>Identify and describe the mechanism provided by relational databases to model associations.</text:p>
      <text:p text:style-name="P1">36.<text:tab/>Answer the following:</text:p>
      <text:p text:style-name="P4">a.<text:tab/>What is the type of association in Rails that handles indirect relationships?</text:p>
      <text:p text:style-name="P4">b.<text:tab/>Given:</text:p>
      <text:p text:style-name="P8">Class Moviegoer</text:p>
      <text:p text:style-name="P8"><text:s text:c="2"/>has_many:reviews</text:p>
      <text:p text:style-name="P7">How can we establish an association that can give us the movies that a moviegoer has reviewed?</text:p>
      <text:p text:style-name="P4">c.<text:tab/>What is the RESTful way to create routes for associations?</text:p>
      <text:p text:style-name="P4">d.<text:tab/>Show the RESTful way to create a route for movies and its associated item reviews.</text:p>
      <text:p text:style-name="P4">e.<text:tab/>What should be a concern if a movie is then deleted?</text:p>
      <text:p text:style-name="P4">f.<text:tab/>What is a named scope, and how is it used?</text:p>
      <text:p text:style-name="P4">g.<text:tab/>Does using a named scope incur performance penalties? <text:s/>Why or why not?</text:p>
      <text:p text:style-name="P1">37.<text:tab/>Answer the following:</text:p>
      <text:p text:style-name="P4">a.<text:tab/>Define and describe the DOM.</text:p>
      <text:p text:style-name="P4">b.<text:tab/>When user interaction generates a browser event, what can JavaScript code do with respect to the DOM?</text:p>
      <text:p text:style-name="P4">c.<text:tab/>Define and describe AJAX.</text:p>
      <text:p text:style-name="P4">d.<text:tab/>What tool do we use to test JavaScript and AJAX?</text:p>
      <text:p text:style-name="P4">e.<text:tab/>What is the advantage of using AJAX to make HTTP requests to a Web server?</text:p>
      <text:p text:style-name="P4">f.<text:tab/>Define and describe 'graceful degradation'.</text:p>
      <text:p text:style-name="P1">38.<text:tab/>Answer the following:</text:p>
      <text:p text:style-name="P4">a.<text:tab/>Describe and discuss four language features that JavaScript shares with Ruby.</text:p>
      <text:p text:style-name="P4">b.<text:tab/>Does JavaScript have classes? <text:s/>Explain.</text:p>
      <text:p text:style-name="P4">c.<text:tab/>How should JavaScript code be related to HTML page markup?</text:p>
      <text:p text:style-name="P4">d.<text:tab/>Define and describe JSAPI.</text:p>
      <text:p text:style-name="P4">e.<text:tab/>Define and describe jQuery, and explain how it is used.</text:p>
      <text:p text:style-name="P1">39.<text:tab/>Answer the following:</text:p>
      <text:p text:style-name="P4">a.<text:tab/>Explain in detail the meaning and reasoning behind the following slogans:</text:p>
      <text:p text:style-name="P7">•<text:tab/>Prefer Composition and Delegation over Inheritance.</text:p>
      <text:p text:style-name="P7">•<text:tab/>Program to an Interface, not to an Implementation.</text:p>
      <text:p text:style-name="P4">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text:tab/>Define and describe each of these design patterns (Observer, Composite, and Strategy).</text:p>
      <text:p text:style-name="P7">•<text:tab/>Explain where (i.e., what tier?) and how MVC is implemented in Ruby on Rails applications.</text:p>
      <text:p text:style-name="P4">c.<text:tab/>Define and describe one creational pattern, one structural pattern (other than Composite), and provide examples of each</text:p>
      <text:p text:style-name="P1">40.<text:tab/>Answer the following with respect to Design Patterns:</text:p>
      <text:p text:style-name="P4">a.<text:tab/>Define and describe each of the SOLID principles (as modified for Ruby on Rails applications) in detail. <text:s text:c="2"/></text:p>
      <text:p text:style-name="P4">b.<text:tab/>For each of the above principles, describe symptoms of its violation and discuss refactoring actions that should be taken to remedy such problems.</text:p>
      <text:p text:style-name="P4"><text:soft-page-break/>c.<text:tab/>Define and describe four general problems that can thwart productivity when SOLID principles are ignored.</text:p>
      <text:p text:style-name="P1">41.<text:tab/>Answer the following:</text:p>
      <text:p text:style-name="P4">a.<text:tab/>Define responsiveness and discuss its components.</text:p>
      <text:p text:style-name="P4">b.<text:tab/>Discuss two measurements of latency and describe what they show.</text:p>
      <text:p text:style-name="P4">c.<text:tab/>Define and describe PaaS, and explain what can be done to circumvent or delay its abandonment.</text:p>
      <text:p text:style-name="P4">d.<text:tab/>Define and describe the three principles that should be followed to keep SaaS apps secure.</text:p>
      <text:p text:style-name="P4">e.<text:tab/>Explain SQL injection and how to defend against it.</text:p>
      <text:p text:style-name="P1">42.<text:tab/>Answer the following:</text:p>
      <text:p text:style-name="P4">a.<text:tab/>Explain in detailed steps how partial migrations and feature flags can be used to perform a complex update of an app's code and schema.</text:p>
      <text:p text:style-name="P4">b.<text:tab/>Define caching, explain how it can take place at multiple levels, and discuss how it can help SaaS performance.</text:p>
      <text:p text:style-name="P4">c.<text:tab/>Describe two sources of abusive queries and how to avoid them.</text:p>
      <text:p text:style-name="P4">d.<text:tab/>Define and describe software rejuvenation and discuss a major problem it alleviates.</text:p>
      <text:p text:style-name="P1"/>
      <text:p text:style-name="P2"/>
      <text:p text:style-name="P5">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4">a.<text:tab/>What were the most important (to you, personally) concepts, principles, skills, tools, etc. that you learned/mastered throughout the semester.</text:p>
      <text:p text:style-name="P4">b.<text:tab/>Note any concepts, principles, skills, tools, etc. that you would have liked to learn, but that we didn't cover.</text:p>
      <text:p text:style-name="P4">c.<text:tab/>List everything that you feel you did especially well this semester (master specific tools, languages, skills, etc., contribute to the project in a specific way, etc., learn and implement specific things quickly, etc.).</text:p>
      <text:p text:style-name="P4">d.<text:tab/>List anything that that you feel that you didn't do as well, or that didn't go as well as you hoped (getting a list of these items will help me to improve the class schedule in future semesters).</text:p>
      <text:p text:style-name="P4">e.<text:tab/>THANK YOU!</text:p>
      <text:p text:style-name="P1"/>
      <text:p text:style-name="P1"> </text:p>
      <text:p text:style-name="P2"/>
      <text:p text:style-name="P6"><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1"> </text:p>
      <text:p text:style-name="P1"/>
      <text:p text:style-name="P2"><text:line-break/></text:p>
      <text:p text:style-name="P5">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text:soft-page-break/></text:p>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oft-page-break/><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text:soft-page-break/>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1">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soft-page-break/><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1.199cm" fo:margin-top="1.199cm" fo:margin-bottom="1.199cm" fo:margin-left="1.199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8:15:14</meta:creation-date>
    <dc:date>2015-05-08T12:26:00</dc:date>
    <meta:editing-duration>PT1M32S</meta:editing-duration>
    <meta:editing-cycles>3</meta:editing-cycles>
    <meta:generator>LibreOffice/3.5$Linux_x86 LibreOffice_project/350m1$Build-2</meta:generator>
    <meta:document-statistic meta:table-count="0" meta:image-count="0" meta:object-count="0" meta:page-count="18" meta:paragraph-count="541" meta:word-count="6103" meta:character-count="37007" meta:non-whitespace-character-count="30735"/>
  </office:meta>
</office:document-meta>
</file>